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1.615cm" fo:margin-left="0cm" fo:margin-right="5.974cm" table:align="margins" style:shadow="none"/>
    </style:style>
    <style:style style:name="Tabla1.A" style:family="table-column">
      <style:table-column-properties style:column-width="3.625cm" style:rel-column-width="2055*"/>
    </style:style>
    <style:style style:name="Tabla1.B" style:family="table-column">
      <style:table-column-properties style:column-width="4.63cm" style:rel-column-width="2625*"/>
    </style:style>
    <style:style style:name="Tabla1.C" style:family="table-column">
      <style:table-column-properties style:column-width="3.36cm" style:rel-column-width="1905*"/>
    </style:style>
    <style:style style:name="Tabla1.1" style:family="table-row">
      <style:table-row-properties style:min-row-height="2.963cm"/>
    </style:style>
    <style:style style:name="Tabla1.A1" style:family="table-cell">
      <style:table-cell-properties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97cm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97cm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97cm" fo:border-left="0.25pt solid #000000" fo:border-right="none" fo:border-top="none" fo:border-bottom="0.25pt solid #000000"/>
    </style:style>
    <style:style style:name="Tabla1.B2" style:family="table-cell">
      <style:table-cell-properties fo:padding="0.097cm" fo:border-left="none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color="#2300dc" fo:font-size="12pt" fo:font-weight="bold" fo:background-color="transparent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ff00ff" fo:font-size="12pt" fo:font-weight="bold" fo:background-color="transparent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00ff" fo:font-size="12pt" fo:font-weight="bold" fo:background-color="transparent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dc2300" fo:font-size="13pt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color="#008080" fo:font-size="12pt" fo:font-weight="bold" fo:background-color="transparent" style:font-size-asian="12pt" style:font-weight-asian="bold" style:font-size-complex="12pt" style:font-weight-complex="bold"/>
    </style:style>
    <style:style style:name="P13" style:family="paragraph" style:parent-style-name="Frame_20_contents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print-content="false" style:protect="none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placeholder text:placeholder-type="text">&lt;for each="newbor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draw:frame draw:style-name="fr1" draw:name="image: (StringIO(str(newborn.photo)), 'image/png','2cm','2cm')" text:anchor-type="paragraph" svg:x="0.852cm" svg:y="0.644cm" svg:width="1.725cm" svg:height="0.452cm" draw:z-index="0"><draw:text-box><text:p text:style-name="Frame_20_contents"/></draw:text-box></draw:frame></text:p>
          </table:table-cell>
          <table:table-cell table:style-name="Tabla1.B1" office:value-type="string">
            <text:p text:style-name="P5"><text:span text:style-name="T1"/></text:p>
            <text:p text:style-name="P5"><text:span text:style-name="T1"/></text:p>
            <text:p text:style-name="P5"><text:span text:style-name="T1">Name</text:span> : <text:placeholder text:placeholder-type="text">&lt;newborn.newborn_name&gt;</text:placeholder></text:p>
            <text:p text:style-name="P5"><text:span text:style-name="T1">Mother</text:span> : <text:placeholder text:placeholder-type="text">&lt;newborn.mother.name.lastname&gt;</text:placeholder>, <text:placeholder text:placeholder-type="text">&lt;newborn.mother.name.name&gt;</text:placeholder> </text:p>
            <text:p text:style-name="P5"><text:span text:style-name="T1">Mother's ID</text:span> : <text:placeholder text:placeholder-type="text">&lt;newborn.mother.identification_code&gt;</text:placeholder></text:p>
            <text:p text:style-name="P5"><text:span text:style-name="T1">DoB</text:span> : <text:placeholder text:placeholder-type="text">&lt;newborn.birth_date&gt;</text:placeholder></text:p>
            <text:p text:style-name="P7"><text:s/></text:p>
          </table:table-cell>
          <table:table-cell table:style-name="Tabla1.C1" office:value-type="string">
            <text:p text:style-name="P11"><text:span text:style-name="T1"><text:placeholder text:placeholder-type="text">&lt;newborn.name&gt;</text:placeholder></text:span></text:p>
            <text:p text:style-name="P11"><draw:frame draw:style-name="fr2" draw:name="image: (StringIO(str(newborn.qr)), 'image/png','2cm','2cm')" text:anchor-type="paragraph" svg:width="2cm" draw:z-index="1"><draw:text-box fo:min-height="0.499cm"><text:p text:style-name="P13"/></draw:text-box></draw:frame><text:span text:style-name="T1"/></text:p>
          </table:table-cell>
        </table:table-row>
        <table:table-row>
          <table:table-cell table:style-name="Tabla1.A2" office:value-type="string">
            <text:p text:style-name="P6"><text:span text:style-name="T1"><text:placeholder text:placeholder-type="text">&lt;if test="newborn.sex =='f'" &gt;</text:placeholder></text:span></text:p>
            <text:p text:style-name="P10">Female</text:p>
            <text:p text:style-name="P4"><text:placeholder text:placeholder-type="text">&lt;/if&gt;</text:placeholder></text:p>
            <text:p text:style-name="P2"><text:placeholder text:placeholder-type="text">&lt;if test="newborn.sex =='m'" &gt;</text:placeholder></text:p>
            <text:p text:style-name="P12">Male</text:p>
            <text:p text:style-name="P4"><text:placeholder text:placeholder-type="text">&lt;/if&gt;</text:placeholder></text:p>
          </table:table-cell>
          <table:table-cell table:style-name="Tabla1.B2" table:number-columns-spanned="2" office:value-type="string">
            <text:p text:style-name="P6"><text:span text:style-name="T1"><text:placeholder text:placeholder-type="text">&lt;newborn.weight&gt;</text:placeholder></text:span><text:span text:style-name="T1"> gr </text:span><text:span text:style-name="T2">and</text:span><text:span text:style-name="T1"> </text:span><text:span text:style-name="T1"><text:placeholder text:placeholder-type="text">&lt;newborn.length&gt;</text:placeholder></text:span><text:span text:style-name="T1"> cm</text:span></text:p>
            <text:p text:style-name="P4"/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50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5" meta:word-count="37" meta:character-count="348" meta:non-whitespace-character-count="323"/>
    <meta:user-defined meta:name="Info 1"/>
    <meta:user-defined meta:name="Info 2"/>
    <meta:user-defined meta:name="Info 3"/>
    <meta:user-defined meta:name="Info 4"/>
  </office:meta>
</office:document-meta>
</file>